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marker-end="Arrow" draw:marker-end-width="0.508cm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913cm" loext:decorative="false"/>
      <style:paragraph-properties style:writing-mode="lr-tb"/>
    </style:style>
    <style:style style:name="gr5" style:family="graphic" style:parent-style-name="standard">
      <style:graphic-properties draw:marker-end="Arrow" draw:marker-end-width="0.457cm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93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07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1.90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17.8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4cm" fo:min-width="18.6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1cm" fo:min-width="21.57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52cm" fo:min-width="19.4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3.3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0.69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9.7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13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2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6cm" fo:min-width="5.21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8cm" fo:min-width="25.02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7cm" fo:min-width="27.14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74cm" fo:min-width="13.9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5.8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2.909cm" loext:decorative="false"/>
      <style:paragraph-properties style:writing-mode="lr-tb"/>
    </style:style>
    <style:style style:name="pr1" style:family="presentation" style:parent-style-name="Default-title">
      <style:graphic-properties draw:fill-color="#ffffff"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 style:list-style-name="L2">
      <style:graphic-properties draw:fill-color="#ffffff" fo:min-height="10.538cm" loext:decorative="false"/>
      <style:paragraph-properties style:writing-mode="lr-tb"/>
    </style:style>
    <style:style style:name="pr5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6" style:family="presentation" style:parent-style-name="Default-outline1" style:list-style-name="L2">
      <style:graphic-properties draw:fill-color="#ffffff" fo:min-height="5.84cm" loext:decorative="false"/>
      <style:paragraph-properties style:writing-mode="lr-tb"/>
    </style:style>
    <style:style style:name="pr7" style:family="presentation" style:parent-style-name="Default-outline1" style:list-style-name="L2">
      <style:graphic-properties draw:fill-color="#ffffff" fo:min-height="3.935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-color="#ffffff" fo:min-height="4.57cm" loext:decorative="false"/>
      <style:paragraph-properties style:writing-mode="lr-tb"/>
    </style:style>
    <style:style style:name="pr9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2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3" style:family="presentation" style:parent-style-name="Default-outline1" style:list-style-name="L2">
      <style:graphic-properties draw:fill-color="#ffffff" fo:min-height="3.935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5pt"/>
    </style:style>
    <style:style style:name="P7" style:family="paragraph">
      <loext:graphic-properties draw:fill="solid" draw:fill-color="#ffffff"/>
      <style:paragraph-properties fo:text-align="center"/>
      <style:text-properties fo:font-size="20pt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Courier New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Courier New" fo:font-size="15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Courier New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style:font-name="Courier New" fo:font-size="20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Courier New" fo:font-size="16.5pt"/>
    </style:style>
    <style:style style:name="P13" style:family="paragraph">
      <loext:graphic-properties draw:fill="solid" draw:fill-color="#ffffff"/>
      <style:paragraph-properties fo:text-align="center"/>
      <style:text-properties style:font-name="Arial1" fo:font-size="20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style:font-name="Arial1" fo:font-size="15pt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2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6pt" style:font-size-asian="16pt" style:font-size-complex="16pt"/>
    </style:style>
    <style:style style:name="T6" style:family="text">
      <style:text-properties style:font-name="Courier New" fo:font-size="20pt"/>
    </style:style>
    <style:style style:name="T7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ourier New" fo:font-size="22pt"/>
    </style:style>
    <style:style style:name="T9" style:family="text">
      <style:text-properties style:font-name="Arial1" fo:font-size="20pt"/>
    </style:style>
    <style:style style:name="T10" style:family="text">
      <style:text-properties style:font-name="Courier New" fo:font-size="2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Linux File System Internals</text:p>
          </draw:text-box>
        </draw:frame>
        <draw:frame presentation:style-name="pr2" draw:text-style-name="P3" draw:layer="layout" svg:width="25.199cm" svg:height="9.135cm" svg:x="1.4cm" svg:y="3.685cm" presentation:class="subtitle">
          <draw:text-box>
            <text:p text:style-name="P1"><text:span text:style-name="T1">Peter Chapin</text:span></text:p>
            <text:p text:style-name="P1"><text:span text:style-name="T1">Vermont State Un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Linux Versions</text:p>
          </draw:text-box>
        </draw:frame>
        <draw:frame presentation:style-name="pr4" draw:text-style-name="P2" draw:layer="layout" svg:width="25.199cm" svg:height="10.538cm" svg:x="1.4cm" svg:y="3.685cm" presentation:class="outline" presentation:user-transformed="true">
          <draw:text-box>
            <text:list text:style-name="L2">
              <text:list-item>
                <text:p text:style-name="P1">Linux is a rapidly changing target.</text:p>
                <text:list>
                  <text:list-item>
                    <text:p text:style-name="P1">Compatibility of internal interfaces is not a priority.</text:p>
                  </text:list-item>
                  <text:list-item>
                    <text:p text:style-name="P1">Adding new features and refactoring are common.</text:p>
                  </text:list-item>
                </text:list>
              </text:list-item>
              <text:list-item>
                <text:p text:style-name="P1">Pros</text:p>
                <text:list>
                  <text:list-item>
                    <text:p text:style-name="P1">Internal design is not saddled with bad decisions.</text:p>
                  </text:list-item>
                </text:list>
              </text:list-item>
              <text:list-item>
                <text:p text:style-name="P1">Cons</text:p>
                <text:list>
                  <text:list-item>
                    <text:p text:style-name="P1">Module authors must make frequent code changes.</text:p>
                  </text:list-item>
                  <text:list-item>
                    <text:p text:style-name="P1">Maintaining backward compatibility is complex.</text:p>
                  </text:list-item>
                </text:list>
              </text:list-item>
              <text:list-item>
                <text:p text:style-name="P1">These slides are for <text:span text:style-name="T2">version 6.9.3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Object Oriented Design</text:p>
          </draw:text-box>
        </draw:frame>
        <draw:rect draw:style-name="gr2" draw:text-style-name="P5" draw:layer="layout" svg:width="5.715cm" svg:height="4.762cm" svg:x="4.445cm" svg:y="6.191cm">
          <text:p/>
        </draw:rect>
        <draw:rect draw:style-name="gr2" draw:text-style-name="P5" draw:layer="layout" svg:width="5.08cm" svg:height="2.857cm" svg:x="14.605cm" svg:y="9.049cm">
          <text:p/>
        </draw:rect>
        <draw:line draw:style-name="gr3" draw:text-style-name="P5" draw:layer="layout" svg:x1="7.62cm" svg:y1="9.525cm" svg:x2="14.605cm" svg:y2="9.525cm">
          <text:p/>
        </draw:line>
        <draw:frame draw:style-name="gr4" draw:text-style-name="P6" draw:layer="layout" svg:width="5.413cm" svg:height="1.825cm" svg:x="4.445cm" svg:y="4.445cm">
          <draw:text-box>
            <text:p text:style-name="P1"><text:span text:style-name="T3">Some Structure</text:span></text:p>
            <text:p text:style-name="P1"><text:span text:style-name="T3">“</text:span><text:span text:style-name="T3">Object”</text:span></text:p>
          </draw:text-box>
        </draw:frame>
        <draw:line draw:style-name="gr5" draw:text-style-name="P7" draw:layer="layout" svg:x1="17.145cm" svg:y1="9.525cm" svg:x2="22.86cm" svg:y2="8.572cm">
          <text:p/>
        </draw:line>
        <draw:line draw:style-name="gr5" draw:text-style-name="P7" draw:layer="layout" svg:x1="17.145cm" svg:y1="10.477cm" svg:x2="22.86cm" svg:y2="10.477cm">
          <text:p/>
        </draw:line>
        <draw:line draw:style-name="gr5" draw:text-style-name="P7" draw:layer="layout" svg:x1="17.145cm" svg:y1="11.43cm" svg:x2="22.86cm" svg:y2="12.383cm">
          <text:p/>
        </draw:line>
        <draw:frame draw:style-name="gr6" draw:text-style-name="P6" draw:layer="layout" svg:width="4.439cm" svg:height="1.038cm" svg:x="14.611cm" svg:y="8.096cm">
          <draw:text-box>
            <text:p text:style-name="P1"><text:span text:style-name="T3">“</text:span><text:span text:style-name="T3">Operations”</text:span></text:p>
          </draw:text-box>
        </draw:frame>
        <draw:frame draw:style-name="gr7" draw:text-style-name="P6" draw:layer="layout" svg:width="3.571cm" svg:height="1.825cm" svg:x="23.495cm" svg:y="9.577cm">
          <draw:text-box>
            <text:p text:style-name="P1"><text:span text:style-name="T3">“</text:span><text:span text:style-name="T3">Method”</text:span></text:p>
            <text:p text:style-name="P1"><text:span text:style-name="T3">Functions</text:span></text:p>
          </draw:text-box>
        </draw:frame>
        <draw:frame draw:style-name="gr8" draw:text-style-name="P6" draw:layer="layout" svg:width="12.406cm" svg:height="2.612cm" svg:x="12.994cm" svg:y="4.697cm">
          <draw:text-box>
            <text:p text:style-name="P1"><text:span text:style-name="T3">Each object contains a pointer to a</text:span></text:p>
            <text:p text:style-name="P1"><text:span text:style-name="T3">structure filled with pointers to method</text:span></text:p>
            <text:p text:style-name="P1"><text:span text:style-name="T3">func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Object Oriented? Yes!</text:p>
          </draw:text-box>
        </draw:frame>
        <draw:frame presentation:style-name="pr5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Most instances use the same operations struct.</text:p>
                <text:list>
                  <text:list-item>
                    <text:p text:style-name="P1"><text:s/>... and hence the same methods.</text:p>
                  </text:list-item>
                </text:list>
              </text:list-item>
              <text:list-item>
                <text:p text:style-name="P1">Some instances uses a specialized operations structure.</text:p>
                <text:list>
                  <text:list-item>
                    <text:p text:style-name="P1">... with selected pointers to overriding methods.</text:p>
                  </text:list-item>
                </text:list>
              </text:list-item>
              <text:list-item>
                <text:p text:style-name="P1">Method pointers can often (not always) be NULL.</text:p>
                <text:list>
                  <text:list-item>
                    <text:p text:style-name="P1">Kernel executes a default method in that c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3cm" svg:x="1.4cm" svg:y="0.627cm" presentation:class="title">
          <draw:text-box>
            <text:p text:style-name="P1"><text:span text:style-name="T4">struct file_system_type</text:span></text:p>
          </draw:text-box>
        </draw:frame>
        <draw:frame draw:style-name="gr9" draw:text-style-name="P9" draw:layer="layout" svg:width="18.32cm" svg:height="5.524cm" svg:x="5.715cm" svg:y="9.716cm">
          <draw:text-box>
            <text:p text:style-name="P1"><text:span text:style-name="T5">struct file_system_type gfs_type = {</text:span></text:p>
            <text:p text:style-name="P1"><text:span text:style-name="T5"><text:s text:c="2"/></text:span><text:span text:style-name="T5">.name <text:s text:c="4"/>= "genericfs",</text:span></text:p>
            <text:p text:style-name="P1"><text:span text:style-name="T5"><text:s text:c="2"/></text:span><text:span text:style-name="T5">.fs_flags = FS_REQUIRES_DEV,</text:span></text:p>
            <text:p text:style-name="P1"><text:span text:style-name="T5"><text:s text:c="2"/></text:span><text:span text:style-name="T5">.mount <text:s text:c="3"/>= gfs_mount,</text:span></text:p>
            <text:p text:style-name="P1"><text:span text:style-name="T5"><text:s text:c="2"/></text:span><text:span text:style-name="T5">.kill_sb <text:s/>= 0,</text:span></text:p>
            <text:p text:style-name="P1"><text:span text:style-name="T5"><text:s text:c="2"/></text:span><text:span text:style-name="T5">.owner <text:s text:c="3"/>= THIS_MODULE</text:span></text:p>
            <text:p text:style-name="P1"><text:span text:style-name="T5">};</text:span></text:p>
            <text:p text:style-name="P1"><text:span text:style-name="T6"/></text:p>
          </draw:text-box>
        </draw:frame>
        <draw:frame presentation:style-name="pr6" draw:text-style-name="P2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 text:style-name="P1">Used to tell the kernel about a particular kind of file system.</text:p>
                <text:list>
                  <text:list-item>
                    <text:p text:style-name="P1">The name appears in <text:span text:style-name="T4">/proc/filesystems</text:span></text:p>
                  </text:list-item>
                  <text:list-item>
                    <text:p text:style-name="P1">The name can be used with the mount command.</text:p>
                  </text:list-item>
                </text:list>
              </text:list-item>
              <text:list-item>
                <text:p text:style-name="P1">The <text:span text:style-name="T4">mount</text:span> field points to a function that reads the super block when the file system is moun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File System Registration</text:p>
          </draw:text-box>
        </draw:frame>
        <draw:frame draw:style-name="gr10" draw:text-style-name="P10" draw:layer="layout" svg:width="19.167cm" svg:height="11.114cm" svg:x="4.445cm" svg:y="3.175cm">
          <draw:text-box>
            <text:p text:style-name="P1"><text:span text:style-name="T7">int</text:span><text:span text:style-name="T5"> init_module( </text:span><text:span text:style-name="T7">void</text:span><text:span text:style-name="T5"> )</text:span></text:p>
            <text:p text:style-name="P1"><text:span text:style-name="T5">{</text:span></text:p>
            <text:p text:style-name="P1"><text:span text:style-name="T5"><text:s text:c="2"/></text:span><text:span text:style-name="T7">int</text:span><text:span text:style-name="T5"> rc;</text:span></text:p>
            <text:p text:style-name="P1"><text:span text:style-name="T5"><text:s text:c="2"/></text:span><text:span text:style-name="T5">// ...</text:span></text:p>
            <text:p text:style-name="P1"><text:span text:style-name="T5"><text:s text:c="2"/></text:span><text:span text:style-name="T5">rc = register_filesystem( &amp;gfs_type );</text:span></text:p>
            <text:p text:style-name="P1"><text:span text:style-name="T5"><text:s text:c="2"/></text:span><text:span text:style-name="T5">// ...</text:span></text:p>
            <text:p text:style-name="P1"><text:span text:style-name="T5"><text:s text:c="2"/></text:span><text:span text:style-name="T7">return</text:span><text:span text:style-name="T5"> rc;</text:span></text:p>
            <text:p text:style-name="P1"><text:span text:style-name="T5">}</text:span></text:p>
            <text:p text:style-name="P1"><text:span text:style-name="T5"/></text:p>
            <text:p text:style-name="P1"><text:span text:style-name="T5"/></text:p>
            <text:p text:style-name="P1"><text:span text:style-name="T7">void</text:span><text:span text:style-name="T5"> cleanup_module( </text:span><text:span text:style-name="T7">void</text:span><text:span text:style-name="T5"> )</text:span></text:p>
            <text:p text:style-name="P1"><text:span text:style-name="T5">{</text:span></text:p>
            <text:p text:style-name="P1"><text:span text:style-name="T5"><text:s text:c="2"/></text:span><text:span text:style-name="T5">// ...</text:span></text:p>
            <text:p text:style-name="P1"><text:span text:style-name="T5"><text:s text:c="2"/></text:span><text:span text:style-name="T5">unregister_filesystem( &amp;gfs_type );</text:span></text:p>
            <text:p text:style-name="P1"><text:span text:style-name="T5"><text:s text:c="2"/></text:span><text:span text:style-name="T5">// ...</text:span></text:p>
            <text:p text:style-name="P1"><text:span text:style-name="T5">}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uper Block</text:p>
          </draw:text-box>
        </draw:frame>
        <draw:frame presentation:style-name="pr7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1">One <text:span text:style-name="T4">super_block</text:span> structure for each mounted partition.</text:p>
                <text:list>
                  <text:list-item>
                    <text:p text:style-name="P1">Used to keep track of partition-wide data.</text:p>
                  </text:list-item>
                  <text:list-item>
                    <text:p text:style-name="P1">Contains pointer to <text:span text:style-name="T4">super_operations</text:span> structure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22.076cm" svg:height="6.641cm" svg:x="3.175cm" svg:y="8.255cm">
          <draw:text-box>
            <text:p text:style-name="P1"><text:span text:style-name="T7">static</text:span><text:span text:style-name="T5"> </text:span><text:span text:style-name="T7">struct</text:span><text:span text:style-name="T5"> super_operations genericfs_super_operations = {</text:span></text:p>
            <text:p text:style-name="P1"><text:span text:style-name="T5"><text:s text:c="2"/></text:span><text:span text:style-name="T5">.alloc_inode <text:s text:c="2"/>= gfs_alloc_inode,</text:span></text:p>
            <text:p text:style-name="P1"><text:span text:style-name="T5"><text:s text:c="2"/></text:span><text:span text:style-name="T5">.destroy_inode = gfs_destroy_inode,</text:span></text:p>
            <text:p text:style-name="P1"><text:span text:style-name="T5"><text:s text:c="2"/></text:span><text:span text:style-name="T5">.write_inode <text:s text:c="2"/>= gfs_write_inode,</text:span></text:p>
            <text:p text:style-name="P1"><text:span text:style-name="T5"><text:s text:c="2"/></text:span><text:span text:style-name="T5">.put_super <text:s text:c="4"/>= gfs_put_super,</text:span></text:p>
            <text:p text:style-name="P1"><text:span text:style-name="T5"><text:s text:c="2"/></text:span><text:span text:style-name="T5">.statfs <text:s text:c="7"/>= gfs_statfs</text:span></text:p>
            <text:p text:style-name="P1"><text:span text:style-name="T5">}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uper Supplementary</text:p>
          </draw:text-box>
        </draw:frame>
        <draw:frame presentation:style-name="pr8" draw:text-style-name="P2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 text:style-name="P1">File system specific, partition-wide data goes into a supplementary structure.</text:p>
              </text:list-item>
              <text:list-item>
                <text:p text:style-name="P1">The <text:span text:style-name="T4">super_block</text:span> structure contains a pointer to an instance of this structure.</text:p>
              </text:list-item>
            </text:list>
          </draw:text-box>
        </draw:frame>
        <draw:frame draw:style-name="gr12" draw:text-style-name="P10" draw:layer="layout" svg:width="19.976cm" svg:height="6.002cm" svg:x="4.154cm" svg:y="8.603cm">
          <draw:text-box>
            <text:p text:style-name="P1"><text:span text:style-name="T7">struct</text:span><text:span text:style-name="T5"> gfs_ssupplementary {</text:span></text:p>
            <text:p text:style-name="P1"><text:span text:style-name="T5"/></text:p>
            <text:p text:style-name="P1"><text:span text:style-name="T5"><text:s text:c="2"/></text:span><text:span text:style-name="T5">// Points at cache buffer containing super block.</text:span></text:p>
            <text:p text:style-name="P1"><text:span text:style-name="T5"><text:s text:c="2"/></text:span><text:span text:style-name="T7">struct</text:span><text:span text:style-name="T5"> buffer_head *super_buffer;</text:span></text:p>
            <text:p text:style-name="P1"><text:span text:style-name="T5"/></text:p>
            <text:p text:style-name="P1"><text:span text:style-name="T5"><text:s text:c="2"/></text:span><text:span text:style-name="T5">// Points at the gfs_super_block in the above buffer.</text:span></text:p>
            <text:p text:style-name="P1"><text:span text:style-name="T5"><text:s text:c="2"/></text:span><text:span text:style-name="T7">struct</text:span><text:span text:style-name="T5"> gfs_super_block *gsb;</text:span></text:p>
            <text:p text:style-name="P1"><text:span text:style-name="T5">}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Allocating Supplementary Structs</text:p>
          </draw:text-box>
        </draw:frame>
        <draw:frame presentation:style-name="pr9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When a super block is read, the supplementary structure must be allocated and filled.</text:p>
              </text:list-item>
              <text:list-item>
                <text:p text:style-name="P1">Function <text:span text:style-name="T4">kmalloc</text:span> is the kernel's general purpose memory allocator.</text:p>
                <text:list>
                  <text:list-item>
                    <text:p text:style-name="P1">Not many super supplementary objects needed.</text:p>
                  </text:list-item>
                </text:list>
              </text:list-item>
            </text:list>
          </draw:text-box>
        </draw:frame>
        <draw:frame draw:style-name="gr13" draw:text-style-name="P10" draw:layer="layout" svg:width="24.476cm" svg:height="3.446cm" svg:x="2.203cm" svg:y="10.16cm">
          <draw:text-box>
            <text:p text:style-name="P1"><text:span text:style-name="T7">struct</text:span><text:span text:style-name="T5"> gfs_ssupplementary *super_sup;</text:span></text:p>
            <text:p text:style-name="P1"><text:span text:style-name="T5"/></text:p>
            <text:p text:style-name="P1"><text:span text:style-name="T5">super_sup = kmalloc( GFP_KERNEL, </text:span><text:span text:style-name="T7">sizeof</text:span><text:span text:style-name="T5">( </text:span><text:span text:style-name="T7">struct</text:span><text:span text:style-name="T5"> gfs_ssupplementary ) 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Root Directory</text:p>
          </draw:text-box>
        </draw:frame>
        <draw:frame presentation:style-name="pr10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When a partition is mounted:</text:p>
                <text:list>
                  <text:list-item>
                    <text:p text:style-name="P1">The super block is read.</text:p>
                  </text:list-item>
                  <text:list-item>
                    <text:p text:style-name="P1">The inode for the root directory is read.</text:p>
                  </text:list-item>
                </text:list>
              </text:list-item>
              <text:list-item>
                <text:p text:style-name="P1">Reading inodes requires that the appropriate super operation be implemented.</text:p>
                <text:list>
                  <text:list-item>
                    <text:p text:style-name="P1">This is <text:span text:style-name="T4">gfs_read_inod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inodes</text:p>
          </draw:text-box>
        </draw:frame>
        <draw:rect draw:style-name="gr2" draw:text-style-name="P11" draw:layer="layout" svg:width="8.89cm" svg:height="9.525cm" svg:x="4.445cm" svg:y="3.81cm">
          <text:p/>
        </draw:rect>
        <draw:rect draw:style-name="gr2" draw:text-style-name="P11" draw:layer="layout" svg:width="7.62cm" svg:height="5.715cm" svg:x="5.08cm" svg:y="7.144cm">
          <text:p/>
        </draw:rect>
        <draw:rect draw:style-name="gr2" draw:text-style-name="P11" draw:layer="layout" svg:width="6.985cm" svg:height="4.286cm" svg:x="18.415cm" svg:y="9.525cm">
          <text:p/>
        </draw:rect>
        <draw:frame draw:style-name="gr14" draw:text-style-name="P12" draw:layer="layout" svg:width="11.191cm" svg:height="1.127cm" svg:x="16.114cm" svg:y="8.255cm">
          <draw:text-box>
            <text:p text:style-name="P1"><text:span text:style-name="T8">struct inode_operations</text:span></text:p>
          </draw:text-box>
        </draw:frame>
        <draw:frame draw:style-name="gr15" draw:text-style-name="P12" draw:layer="layout" svg:width="10.264cm" svg:height="1.127cm" svg:x="4.392cm" svg:y="2.54cm">
          <draw:text-box>
            <text:p text:style-name="P1"><text:span text:style-name="T8">struct gfs_inode_info</text:span></text:p>
          </draw:text-box>
        </draw:frame>
        <draw:line draw:style-name="gr5" draw:text-style-name="P13" draw:layer="layout" svg:x1="8.89cm" svg:y1="10.477cm" svg:x2="18.415cm" svg:y2="10.477cm">
          <text:p/>
        </draw:line>
        <draw:frame draw:style-name="gr16" draw:text-style-name="P14" draw:layer="layout" svg:width="6.632cm" svg:height="1.838cm" svg:x="5.08cm" svg:y="5.147cm">
          <draw:text-box>
            <text:p text:style-name="P1"><text:span text:style-name="T9">File system specific</text:span></text:p>
            <text:p text:style-name="P1"><text:span text:style-name="T6">struct inode</text:span></text:p>
          </draw:text-box>
        </draw:frame>
        <draw:frame draw:style-name="gr17" draw:text-style-name="P14" draw:layer="layout" svg:width="5.726cm" svg:height="1.825cm" svg:x="5.704cm" svg:y="8.335cm">
          <draw:text-box>
            <text:p text:style-name="P1"><text:span text:style-name="T9">General data</text:span></text:p>
            <text:p text:style-name="P1"><text:span text:style-name="T9">used by the VFS</text:span></text:p>
          </draw:text-box>
        </draw:frame>
        <draw:frame draw:style-name="gr18" draw:text-style-name="P14" draw:layer="layout" svg:width="5.715cm" svg:height="2.676cm" svg:x="19.05cm" svg:y="10.53cm">
          <draw:text-box>
            <text:p text:style-name="P1"><text:span text:style-name="T9">Pointers to</text:span></text:p>
            <text:p text:style-name="P1"><text:span text:style-name="T6">inode</text:span><text:span text:style-name="T9"> meth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Where Do i-nodes Come From?</text:p>
          </draw:text-box>
        </draw:frame>
        <draw:frame presentation:style-name="pr11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Before calling <text:span text:style-name="T4">genericfs_read_inode</text:span>, the kernel uses the <text:span text:style-name="T4">alloc_inode</text:span> super operation.</text:p>
              </text:list-item>
            </text:list>
          </draw:text-box>
        </draw:frame>
        <draw:frame draw:style-name="gr19" draw:text-style-name="P10" draw:layer="layout" svg:width="25.529cm" svg:height="8.558cm" svg:x="1.27cm" svg:y="6.708cm">
          <draw:text-box>
            <text:p text:style-name="P1"><text:span text:style-name="T7">struct</text:span><text:span text:style-name="T5"> inode *gfs_alloc_inode( </text:span><text:span text:style-name="T7">struct</text:span><text:span text:style-name="T5"> super_block *sb )</text:span></text:p>
            <text:p text:style-name="P1"><text:span text:style-name="T5">{</text:span></text:p>
            <text:p text:style-name="P1"><text:span text:style-name="T5"><text:s text:c="2"/></text:span><text:span text:style-name="T7">struct</text:span><text:span text:style-name="T5"> gfs_inode_info *gi;</text:span></text:p>
            <text:p text:style-name="P1"><text:span text:style-name="T5"/></text:p>
            <text:p text:style-name="P1"><text:span text:style-name="T5"><text:s text:c="2"/></text:span><text:span text:style-name="T5">ENTERED</text:span></text:p>
            <text:p text:style-name="P1"><text:span text:style-name="T5"><text:s text:c="2"/></text:span><text:span text:style-name="T5">gi = ( </text:span><text:span text:style-name="T7">struct</text:span><text:span text:style-name="T5"> gfs_inode_info * )</text:span></text:p>
            <text:p text:style-name="P1"><text:span text:style-name="T5"><text:s text:c="4"/></text:span><text:span text:style-name="T5">kmem_cache_alloc( gfs_icache, SLAB_KERNEL );</text:span></text:p>
            <text:p text:style-name="P1"><text:span text:style-name="T5"/></text:p>
            <text:p text:style-name="P1"><text:span text:style-name="T5"><text:s text:c="2"/></text:span><text:span text:style-name="T7">if</text:span><text:span text:style-name="T5"> ( !gi )</text:span></text:p>
            <text:p text:style-name="P1"><text:span text:style-name="T5"><text:s text:c="4"/></text:span><text:span text:style-name="T7">return</text:span><text:span text:style-name="T5"> NULL;</text:span></text:p>
            <text:p text:style-name="P1"><text:span text:style-name="T5"/></text:p>
            <text:p text:style-name="P1"><text:span text:style-name="T5"><text:s text:c="2"/></text:span><text:span text:style-name="T7">return</text:span><text:span text:style-name="T5"> &amp;gi-&gt;vfs_inode;</text:span></text:p>
            <text:p text:style-name="P1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lab Cache</text:p>
          </draw:text-box>
        </draw:frame>
        <draw:frame presentation:style-name="pr12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Many i-nodes are allocated.</text:p>
                <text:list>
                  <text:list-item>
                    <text:p text:style-name="P1">Faster to use a special cache that allocates and handles objects that are all the same size.</text:p>
                  </text:list-item>
                </text:list>
              </text:list-item>
              <text:list-item>
                <text:p text:style-name="P1">Kernel provides a “slab cache” service.</text:p>
                <text:list>
                  <text:list-item>
                    <text:p text:style-name="P1">Each slab cache created handles objects of a specific size.</text:p>
                  </text:list-item>
                  <text:list-item>
                    <text:p text:style-name="P1">Typically there are many such caches active at any one time; each for a different size.</text:p>
                  </text:list-item>
                </text:list>
              </text:list-item>
              <text:list-item>
                <text:p text:style-name="P1">File systems use slab caches for their i-nod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Creating a Slab Cache</text:p>
          </draw:text-box>
        </draw:frame>
        <draw:frame draw:style-name="gr20" draw:text-style-name="P10" draw:layer="layout" svg:width="27.646cm" svg:height="9.197cm" svg:x="0.405cm" svg:y="3.467cm">
          <draw:text-box>
            <text:p text:style-name="P1"><text:span text:style-name="T7">int</text:span><text:span text:style-name="T5"> init_module( </text:span><text:span text:style-name="T7">void</text:span><text:span text:style-name="T5"> )</text:span></text:p>
            <text:p text:style-name="P1"><text:span text:style-name="T5">{</text:span></text:p>
            <text:p text:style-name="P1"><text:span text:style-name="T5"><text:s text:c="2"/></text:span><text:span text:style-name="T7">int</text:span><text:span text:style-name="T5"> flags = SLAB_RECLAIM_ACCOUNT | SLAB_MEM_SPREAD;</text:span></text:p>
            <text:p text:style-name="P1"><text:span text:style-name="T5"><text:s text:c="2"/></text:span><text:span text:style-name="T5">// ...</text:span></text:p>
            <text:p text:style-name="P1"><text:span text:style-name="T5"><text:s text:c="2"/></text:span><text:span text:style-name="T5">gfs_icache = kmem_cache_create( "gfs_inode_cache",</text:span></text:p>
            <text:p text:style-name="P1"><text:span text:style-name="T5"><text:s text:c="4"/></text:span><text:span text:style-name="T7">sizeof</text:span><text:span text:style-name="T5">( </text:span><text:span text:style-name="T7">struct</text:span><text:span text:style-name="T5"> gfs_inode_info ), 0, flags, init_once );</text:span></text:p>
            <text:p text:style-name="P1"><text:span text:style-name="T5"/></text:p>
            <text:p text:style-name="P1"><text:span text:style-name="T5"><text:s text:c="2"/></text:span><text:span text:style-name="T7">if</text:span><text:span text:style-name="T5"> ( gfs_icache == 0 ) {</text:span></text:p>
            <text:p text:style-name="P1"><text:span text:style-name="T5"><text:s text:c="4"/></text:span><text:span text:style-name="T5">printk( KERN_ERR "GenericFS: can't allocate inode cache.\n" );</text:span></text:p>
            <text:p text:style-name="P1"><text:span text:style-name="T5"><text:s text:c="4"/></text:span><text:span text:style-name="T7">return</text:span><text:span text:style-name="T5"> -ENOMEM;</text:span></text:p>
            <text:p text:style-name="P1"><text:span text:style-name="T5"><text:s text:c="2"/></text:span><text:span text:style-name="T5">}</text:span></text:p>
            <text:p text:style-name="P1"><text:span text:style-name="T5"><text:s text:c="2"/></text:span><text:span text:style-name="T5">// ...</text:span></text:p>
            <text:p text:style-name="P1"><text:span text:style-name="T5">}</text:span></text:p>
            <text:p text:style-name="P1"><text:span text:style-name="T5"/></text:p>
          </draw:text-box>
        </draw:frame>
        <draw:frame draw:style-name="gr21" draw:text-style-name="P9" draw:layer="layout" svg:width="14.498cm" svg:height="5.524cm" svg:x="11.537cm" svg:y="10.16cm">
          <draw:text-box>
            <text:p text:style-name="P1"><text:span text:style-name="T6"/></text:p>
            <text:p text:style-name="P1"><text:span text:style-name="T7">void</text:span><text:span text:style-name="T5"> cleanup_module( </text:span><text:span text:style-name="T7">void</text:span><text:span text:style-name="T5"> )</text:span></text:p>
            <text:p text:style-name="P1"><text:span text:style-name="T5">{</text:span></text:p>
            <text:p text:style-name="P1"><text:span text:style-name="T5"><text:s text:c="2"/></text:span><text:span text:style-name="T5">// ...</text:span></text:p>
            <text:p text:style-name="P1"><text:span text:style-name="T5"><text:s text:c="2"/></text:span><text:span text:style-name="T5">kmem_cache_destroy( gfs_icache );</text:span></text:p>
            <text:p text:style-name="P1"><text:span text:style-name="T5"><text:s text:c="2"/></text:span><text:span text:style-name="T5">// ...</text:span></text:p>
            <text:p text:style-name="P1"><text:span text:style-name="T5">}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lab Cache Status</text:p>
          </draw:text-box>
        </draw:frame>
        <draw:frame presentation:style-name="pr13" draw:text-style-name="P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1">The status of all slab caches is accessible via the “file” <text:span text:style-name="T4">/proc/slabinfo</text:span>.</text:p>
                <text:list>
                  <text:list-item>
                    <text:p text:style-name="P1">Below shows ext4 slab cache on an active system.</text:p>
                  </text:list-item>
                </text:list>
              </text:list-item>
            </text:list>
          </draw:text-box>
        </draw:frame>
        <draw:frame draw:style-name="gr22" draw:text-style-name="P9" draw:layer="layout" svg:width="26.38cm" svg:height="1.051cm" svg:x="0.635cm" svg:y="8.096cm">
          <draw:text-box>
            <text:p text:style-name="P1"><text:span text:style-name="T6"># </text:span><text:span text:style-name="T10">name</text:span><text:span text:style-name="T6"> <text:s text:c="12"/></text:span><text:span text:style-name="T10">active</text:span><text:span text:style-name="T6"> <text:s text:c="2"/></text:span><text:span text:style-name="T10">total</text:span><text:span text:style-name="T6"> <text:s text:c="3"/></text:span><text:span text:style-name="T10">size</text:span><text:span text:style-name="T6"> </text:span><text:span text:style-name="T10">obj/slab</text:span><text:span text:style-name="T6"> </text:span><text:span text:style-name="T10">pages/slab</text:span></text:p>
          </draw:text-box>
        </draw:frame>
        <draw:frame draw:style-name="gr23" draw:text-style-name="P9" draw:layer="layout" svg:width="23.409cm" svg:height="1.051cm" svg:x="1.448cm" svg:y="8.989cm">
          <draw:text-box>
            <text:p text:style-name="P1"><text:span text:style-name="T6">ext4_inode_cache 67308 <text:s text:c="3"/>85100 <text:s text:c="3"/>760 <text:s/>5 <text:s text:c="7"/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4.487cm" svg:x="1cm" svg:y="2.407cm"/>
      <draw:page-thumbnail draw:layer="backgroundobjects" svg:width="7.979cm" svg:height="4.487cm" svg:x="1cm" svg:y="8.551cm"/>
      <draw:page-thumbnail draw:layer="backgroundobjects" svg:width="7.979cm" svg:height="4.487cm" svg:x="1cm" svg:y="14.695cm"/>
      <draw:page-thumbnail draw:layer="backgroundobjects" svg:width="7.979cm" svg:height="4.487cm" svg:x="9.98cm" svg:y="2.407cm"/>
      <draw:page-thumbnail draw:layer="backgroundobjects" svg:width="7.979cm" svg:height="4.487cm" svg:x="9.98cm" svg:y="8.551cm"/>
      <draw:page-thumbnail draw:layer="backgroundobjects" svg:width="7.979cm" svg:height="4.487cm" svg:x="9.98cm" svg:y="14.695cm"/>
      <draw:page-thumbnail draw:layer="backgroundobjects" svg:width="7.979cm" svg:height="4.487cm" svg:x="18.96cm" svg:y="2.407cm"/>
      <draw:page-thumbnail draw:layer="backgroundobjects" svg:width="7.979cm" svg:height="4.487cm" svg:x="18.96cm" svg:y="8.551cm"/>
      <draw:page-thumbnail draw:layer="backgroundobjects" svg:width="7.979cm" svg:height="4.487cm" svg:x="18.96cm" svg:y="14.69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3.2$Windows_X86_64 LibreOffice_project/433d9c2ded56988e8a90e6b2e771ee4e6a5ab2ba</meta:generator>
    <meta:creation-date>2007-10-19T10:13:55</meta:creation-date>
    <dc:creator>Peter Chapin</dc:creator>
    <dc:date>2024-11-04T12:48:10.096000000</dc:date>
    <dc:language>en-US</dc:language>
    <meta:editing-cycles>9</meta:editing-cycles>
    <meta:editing-duration>PT5H4M19S</meta:editing-duration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